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C00000595F5C3E7C2.png"/>
  <manifest:file-entry manifest:media-type="image/png" manifest:full-path="Pictures/100002010000074B000003B447E7E1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ICE TASK 5</text:span></text:p>
          </draw:text-box>
        </draw:frame>
        <draw:frame draw:name="Subtitle 2" presentation:style-name="pr2" draw:text-style-name="P2" draw:layer="layout" svg:width="14.881cm" svg:height="3.222cm" svg:x="7.701cm" svg:y="6.302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mission Requirements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3.13cm" svg:height="11.104cm" svg:x="6.23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.</text:span></text:p>
              </text:list-item>
              <text:list-item>
                <text:p text:style-name="P3"><text:span text:style-name="T2">If there is a practical component to this activity be show your </text:span><text:span text:style-name="T2">working out of the solution via specification document and </text:span><text:span text:style-name="T2">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1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1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1. Explain the purpose of resource levelling</text:span></text:p>
              </text:list-item>
              <text:list-item>
                <text:p text:style-name="P3"><text:span text:style-name="T2">2. Explain what resource constrained planning is</text:span></text:p>
              </text:list-item>
              <text:list-item>
                <text:p text:style-name="P3"><text:span text:style-name="T2">3. Explain the purpose of a resource requirements plan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2" draw:style-name="dp3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2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1. Discuss 3 ways to identify potential risks in a project</text:span></text:p>
              </text:list-item>
              <text:list-item>
                <text:p text:style-name="P3"><text:span text:style-name="T2">2. How would you go about assessing risk in a project?</text:span></text:p>
              </text:list-item>
              <text:list-item>
                <text:p text:style-name="P3"><text:span text:style-name="T2">3. what is the purpose of a Risk assessment matrix?</text:span></text:p>
              </text:list-item>
              <text:list-item>
                <text:p text:style-name="P3"><text:span text:style-name="T2">4. List the 7 categories of risk and give one example for ea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1f2d2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8ec0c1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1f2d29" draw:opacity="9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127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Wingdings 3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fo:font-family="'Wingdings 3'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§">
        <style:list-level-properties text:space-before="5.081cm" text:min-label-width="0.956cm"/>
        <style:text-properties fo:font-family="Wingdings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4" draw:layer="backgroundobjects" svg:width="22.039cm" svg:height="19.049cm" svg:x="2.799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0.075cm" svg:height="19.049cm" svg:x="24.83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15.327cm" svg:height="6.301cm" svg:x="7.255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2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3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12" draw:style-name="Mgr7" draw:text-style-name="MP6" draw:layer="backgroundobjects" svg:width="1.154cm" svg:height="1.267cm" svg:x="6.087cm" svg:y="9.063cm">
        <text:p text:style-name="MP12"><text:span text:style-name="MT3">z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4" draw:layer="backgroundobjects" svg:width="28.811cm" svg:height="19.049cm" svg:x="2.79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0.075cm" svg:height="19.049cm" svg:x="31.60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6" draw:layer="backgroundobjects" svg:width="22.105cm" svg:height="2.991cm" svg:x="7.255cm" svg:y="2.245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1.656cm" svg:height="11.104cm" svg:x="7.704cm" svg:y="5.7cm" presentation:class="outline" presentation:user-transformed="true">
        <draw:text-box>
          <text:list text:style-name="ML5">
            <text:list-item>
              <text:p text:style-name="MP4"><text:span text:style-name="MT5">Click to edit the outline text format</text:span></text:p>
              <text:list>
                <text:list-item>
                  <text:p text:style-name="MP4"><text:span text:style-name="MT5">Second Outline Level</text:span></text:p>
                  <text:list>
                    <text:list-item>
                      <text:p text:style-name="MP4"><text:span text:style-name="MT5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8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8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6" draw:style-name="Mgr7" draw:text-style-name="MP6" draw:layer="backgroundobjects" svg:width="1.154cm" svg:height="1.013cm" svg:x="6.097cm" svg:y="1.781cm">
        <text:p text:style-name="MP12"><text:span text:style-name="MT9">z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5-08T14:01:56.41</dc:date>
    <dc:creator>NEETESH JAYLAL</dc:creator>
    <meta:generator>OpenOffice/4.1.8$Win32 OpenOffice.org_project/418m3$Build-9803</meta:generator>
    <meta:document-statistic meta:object-count="62"/>
  </office:meta>
</office:document-meta>
</file>